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CTIVITIES IN THE LIFE OF SAUL (9:1-3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CTIVITIES IN THE LIFE OF SAUL (9:1-3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Saul's vendetta against the saints of God (9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Saul's vendetta against the saints of God (9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hatred for the Jerusalem Christians (9:1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hatred for the Damascus Christians (9:2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ACTIVITIES IN THE LIFE OF SAUL (9:1-3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Saul's vendetta against the saints of God (9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Saul's vision of the Son of God (9:3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Saul's vision of the Son of God (9:3-9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 revelation (9:3-6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revelation (9:3-6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What he sees (9:3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What he hears (9:4-6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Saul's vision of the Son of God (9:3-9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revelation (9:3-6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results (9:7-9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ACTIVITIES IN THE LIFE OF SAUL (9:1-31)<text:s text:c="1"/></text:span><text:span text:style-name="a522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Saul's vendetta against the saints of God (9:1-2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Saul's vision of the Son of God (9:3-9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Saul's visitation by the servant of God (9:10-25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-title-Title-Slide" presentation:presentation-page-layout-name="Master1-PPL1" draw:id="Slide-264">
        <draw:frame draw:id="id99" presentation:style-name="a542" draw:name="Title 1" svg:x="1.38in" svg:y="0.83in" svg:width="10.3in" svg:height="4.42in" presentation:class="title" presentation:placeholder="false">
          <draw:text-box>
            <text:p text:style-name="a541" text:class-names="" text:cond-style-name=""><text:span text:style-name="a539" text:class-names=""><text:s text:c="1"/>Saul's visitation by the servant of God (9:10-25)<text:s text:c="1"/></text:span><text:span text:style-name="a540" text:class-names=""/></text:p>
          </draw:text-box>
          <svg:title/>
          <svg:desc/>
        </draw:frame>
        <draw:frame draw:id="id100" presentation:style-name="a547" draw:name="Subtitle 2" svg:x="1.38in" svg:y="5.25in" svg:width="10.3in" svg:height="1.85in" presentation:class="subtitle" presentation:placeholder="false">
          <draw:text-box>
            <text:p text:style-name="a544" text:class-names="" text:cond-style-name=""><text:span text:style-name="a543" text:class-names=""><text:s text:c="1"/>Events preceding this visit (9:10-16):<text:s text:c="1"/></text:span></text:p>
            <text:p text:style-name="a546" text:class-names="" text:cond-style-name=""><text:span text:style-name="a545" text:class-names=""/></text:p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Events preceding this visit (9:10-16):<text:s text:c="1"/></text:span><text:span text:style-name="a550" text:class-names=""/></text:p>
          </draw:text-box>
          <svg:title/>
          <svg:desc/>
        </draw:frame>
        <draw:frame draw:id="id102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revelation (9:10-12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eluctance (9:13-1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reassurance (9:15-16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Saul's visitation by the servant of God (9:10-25)<text:s text:c="1"/></text:span><text:span text:style-name="a568" text:class-names=""/></text:p>
          </draw:text-box>
          <svg:title/>
          <svg:desc/>
        </draw:frame>
        <draw:frame draw:id="id104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Events preceding this visit (9:10-16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Events during this visit (9:17-19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2" draw:style-name="a581" draw:master-page-name="Master1-Layout12-tx-Title-and-Text" presentation:presentation-page-layout-name="Master1-PPL12" draw:id="Slide-267">
        <draw:frame draw:id="id105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Events during this visit (9:17-19):<text:s text:c="1"/></text:span><text:span text:style-name="a583" text:class-names=""/></text:p>
          </draw:text-box>
          <svg:title/>
          <svg:desc/>
        </draw:frame>
        <draw:frame draw:id="id106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Saul is healed of his blindness (9:17a, 18a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Saul is filled with the Spirit (9:17b, 18b-19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Saul's visitation by the servant of God (9:10-25)<text:s text:c="1"/></text:span><text:span text:style-name="a598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Events preceding this visit (9:10-16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Events during this visit (9:17-19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Events following this visit (9:20-25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Events following this visit (9:20-25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Saul's evangelism in Damascus (9:20-22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Saul's escape from Damascus (9:23-25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Saul's visitation by the servant of God (9:10-25)<text:s text:c="1"/></text:span><text:span text:style-name="a631" text:class-names=""/></text:p>
          </draw:text-box>
          <svg:title/>
          <svg:desc/>
        </draw:frame>
        <draw:frame draw:id="id112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Events preceding this visit (9:10-16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Events during this visit (9:17-19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Events following this visit (9:20-25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6" draw:style-name="a647" draw:master-page-name="Master1-Layout12-tx-Title-and-Text" presentation:presentation-page-layout-name="Master1-PPL12" draw:id="Slide-271">
        <draw:frame draw:id="id113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ACTIVITIES IN THE LIFE OF SAUL (9:1-31)<text:s text:c="1"/></text:span><text:span text:style-name="a649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Saul's vendetta against the saints of God (9:1-2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Saul's vision of the Son of God (9:3-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Saul's visitation by the servant of God (9:10-25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Saul's validation by the statesman of God (9:26-31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Saul's validation by the statesman of God (9:26-31)<text:s text:c="1"/></text:span><text:span text:style-name="a670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person (9:26-27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preaching (9:28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plot (9:29-31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ACTIVITIES IN THE LIFE OF SAUL (9:1-31)<text:s text:c="1"/></text:span><text:span text:style-name="a688" text:class-names=""/></text:p>
          </draw:text-box>
          <svg:title/>
          <svg:desc/>
        </draw:frame>
        <draw:frame draw:id="id118" presentation:style-name="a706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Saul's vendetta against the saints of God (9:1-2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Saul's vision of the Son of God (9:3-9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Saul's visitation by the servant of God (9:10-25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Saul's validation by the statesman of God (9:26-31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9" draw:style-name="a707" draw:master-page-name="Master1-Layout12-tx-Title-and-Text" presentation:presentation-page-layout-name="Master1-PPL12" draw:id="Slide-274">
        <draw:frame draw:id="id119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ACTS 9<text:s text:c="1"/></text:span><text:span text:style-name="a709" text:class-names=""/></text:p>
          </draw:text-box>
          <svg:title/>
          <svg:desc/>
        </draw:frame>
        <draw:frame draw:id="id120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ACTIVITIES IN THE LIFE OF SAUL (9:1-31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ACTIVITIES IN THE LIFE OF PETER (9:32-43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20" draw:style-name="a722" draw:master-page-name="Master1-Layout1-title-Title-Slide" presentation:presentation-page-layout-name="Master1-PPL1" draw:id="Slide-275">
        <draw:frame draw:id="id121" presentation:style-name="a726" draw:name="Title 1" svg:x="1.38in" svg:y="0.83in" svg:width="10.3in" svg:height="4.42in" presentation:class="title" presentation:placeholder="false">
          <draw:text-box>
            <text:p text:style-name="a725" text:class-names="" text:cond-style-name=""><text:span text:style-name="a723" text:class-names="">ACTIVITIES IN THE LIFE OF PETER (9:32-43)<text:s text:c="1"/></text:span><text:span text:style-name="a724" text:class-names=""/></text:p>
          </draw:text-box>
          <svg:title/>
          <svg:desc/>
        </draw:frame>
        <draw:frame draw:id="id122" presentation:style-name="a731" draw:name="Subtitle 2" svg:x="1.38in" svg:y="5.25in" svg:width="10.3in" svg:height="1.85in" presentation:class="subtitle" presentation:placeholder="false">
          <draw:text-box>
            <text:p text:style-name="a728" text:class-names="" text:cond-style-name=""><text:span text:style-name="a727" text:class-names=""><text:s text:c="1"/>He restores a cripple at Lydda (9:32-35).<text:s text:c="1"/></text:span></text:p>
            <text:p text:style-name="a730" text:class-names="" text:cond-style-name=""><text:span text:style-name="a729" text:class-names=""/></text:p>
          </draw:text-box>
          <svg:title/>
          <svg:desc/>
        </draw:frame>
      </draw:page>
      <draw:page draw:name="Slide21" draw:style-name="a732" draw:master-page-name="Master1-Layout12-tx-Title-and-Text" presentation:presentation-page-layout-name="Master1-PPL12" draw:id="Slide-276">
        <draw:frame draw:id="id123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He restores a cripple at Lydda (9:32-35).<text:s text:c="1"/></text:span><text:span text:style-name="a734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Aeneas the helpless (9:32-33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Aeneas the healed (9:34-35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2-tx-Title-and-Text" presentation:presentation-page-layout-name="Master1-PPL12" draw:id="Slide-277">
        <draw:frame draw:id="id125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ACTIVITIES IN THE LIFE OF PETER (9:32-43)<text:s text:c="1"/></text:span><text:span text:style-name="a749" text:class-names=""/></text:p>
          </draw:text-box>
          <svg:title/>
          <svg:desc/>
        </draw:frame>
        <draw:frame draw:id="id126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He restores a cripple at Lydda (9:32-35).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He raises a corpse at Joppa (9:36-43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3" draw:style-name="a762" draw:master-page-name="Master1-Layout12-tx-Title-and-Text" presentation:presentation-page-layout-name="Master1-PPL12" draw:id="Slide-278">
        <draw:frame draw:id="id127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He raises a corpse at Joppa (9:36-43).<text:s text:c="1"/></text:span><text:span text:style-name="a764" text:class-names=""/></text:p>
          </draw:text-box>
          <svg:title/>
          <svg:desc/>
        </draw:frame>
        <draw:frame draw:id="id128" presentation:style-name="a779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The deeds of Dorcas (9:36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death of Dorcas (9:37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deliverance of Dorcas (9:38-43): Peter raises her up during her own funeral!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4" draw:style-name="a780" draw:master-page-name="Master1-Layout12-tx-Title-and-Text" presentation:presentation-page-layout-name="Master1-PPL12" draw:id="Slide-279">
        <draw:frame draw:id="id129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ACTIVITIES IN THE LIFE OF PETER (9:32-43)<text:s text:c="1"/></text:span><text:span text:style-name="a782" text:class-names=""/></text:p>
          </draw:text-box>
          <svg:title/>
          <svg:desc/>
        </draw:frame>
        <draw:frame draw:id="id130" presentation:style-name="a794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He restores a cripple at Lydda (9:32-35).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He raises a corpse at Joppa (9:36-43).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5" draw:style-name="a795" draw:master-page-name="Master1-Layout12-tx-Title-and-Text" presentation:presentation-page-layout-name="Master1-PPL12" draw:id="Slide-280">
        <draw:frame draw:id="id131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ACTS 9<text:s text:c="1"/></text:span><text:span text:style-name="a797" text:class-names=""/></text:p>
          </draw:text-box>
          <svg:title/>
          <svg:desc/>
        </draw:frame>
        <draw:frame draw:id="id132" presentation:style-name="a809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ACTIVITIES IN THE LIFE OF SAUL (9:1-31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ACTIVITIES IN THE LIFE OF PETER (9:32-43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9 </dc:title>
    <meta:initial-creator>David STRICKLAND</meta:initial-creator>
    <dc:creator>David STRICKLAND</dc:creator>
    <meta:creation-date>2020-02-22T19:25:46Z</meta:creation-date>
    <dc:date>2020-02-22T19:25:47Z</dc:date>
    <meta:template xlink:href="BibleStudy" xlink:type="simple"/>
    <meta:editing-cycles>1</meta:editing-cycles>
    <meta:editing-duration>PT0S</meta:editing-duration>
    <meta:document-statistic meta:paragraph-count="80" meta:word-count="712"/>
  </office:meta>
</office:document-meta>
</file>